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fbcb8" officeooo:paragraph-rsid="000fbcb8"/>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729fcf" loext:char-shading-value="0"/>
    </style:style>
    <style:style style:name="T4" style:family="text">
      <style:text-properties fo:background-color="#729fcf" loext:char-shading-value="0"/>
    </style:style>
    <style:style style:name="T5" style:family="text">
      <style:text-properties fo:background-color="#d4ea6b" loext:char-shading-value="0"/>
    </style:style>
    <style:style style:name="T6" style:family="text">
      <style:text-properties fo:background-color="#d4ea6b" loext:char-shading-value="0"/>
    </style:style>
    <style:style style:name="T7" style:family="text">
      <style:text-properties fo:background-color="#ffff38" loext:char-shading-value="0"/>
    </style:style>
    <style:style style:name="T8" style:family="text">
      <style:text-properties fo:background-color="#ffff38" loext:char-shading-value="0"/>
    </style:style>
    <style:style style:name="T9" style:family="text">
      <style:text-properties fo:background-color="#bbe33d" loext:char-shading-value="0"/>
    </style:style>
    <style:style style:name="T10" style:family="text">
      <style:text-properties fo:background-color="#bbe33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day, the crisis of Corona stands before us like a Sursa. But even more worrying is its impact on children's nutrition. Children may suffer from this epidemic in terms of health, but the economic crisis during and after this epidemic will directly affect the nutrition of women and infants. To fight this crisis, the government will have to provide employment opportunities to the people on a large scale, provide a balanced diet for mothers and infants, and all of this in the local or villages</text:p>
      <text:p text:style-name="P1"/>
      <text:p text:style-name="P1">.<text:span text:style-name="T2">Will have to be done at the village level, even if it looks crooked. One possible solution is; And that is to set up and maintain a wide range of nutrition gardens in the country with government support. Nourish Vatika means that small piece of land where the people of the house grow vegetables.</text:span></text:p>
      <text:p text:style-name="P1"/>
      <text:p text:style-name="P1"/>
      <text:p text:style-name="P1"><text:span text:style-name="T2">A nutritional garden is a nutrient-giving garden to a family, which keeps on producing something throughout the year, be it greens, fruits, tubers or roots, seeds or drumstick leaves</text:span>. <text:span text:style-name="T2">This produce gives children in the family all the necessary nutrients, such as protein, minerals and other micro-elements, due to the diversity in the diet.</text:span>These nutrients are very important for the physical and mental development of children. Lentils and rice fill the stomach of the child, but his body does not fill. The subtle elements and variety of diet are essential for the development of the body, especially for the large section of the society, which is vegetarian. <text:span text:style-name="T2">Children of non-vegetarian families who eat meat, fish or eggs, get these subtle elements more or less, but vegetarian children do not get these elements naturally. The number of such families is in lakhs and it is difficult for them to get financial assistance to set up nutritional plants anywhere else except government funds.</text:span></text:p>
      <text:p text:style-name="P1"/>
      <text:p text:style-name="P1"/>
      <text:p text:style-name="P1"/>
      <text:p text:style-name="P1">The biggest benefit of this nutrition garden initiative will be given to young children. It is known to everyone that the foundation of malnutrition lies in pregnancy and in the first two years of life. In the womb and in the first six months after birth, only mother's milk provides protection to the infant. But the problem comes in the next eighteen months, which are the months of dietary supplements. During these months, the risk on the infant increases significantly, which is due to <text:span text:style-name="T6">malnutrition, diarrhea, respiratory problems and pneumonia.</text:span>In the language of cricket, if these are eighteen months, they are actually five overs with a power play, where runs are made with difficulty, with the risk of losing wickets also increases. <text:span text:style-name="T6">Diarrhea and pneumonia are the two main causes.</text:span></text:p>
      <text:p text:style-name="P1"/>
      <text:p text:style-name="P1">The crisis in the corona epidemic may intensify. Supplementary diet and diversification of diet through them becomes important for them and this is why the importance of nutrition vessels increases in present times. In such a situation, it is necessary that in the coming month, nutrition channels should be widely spread in all rural areas. This year, a major initiative has been taken in the field of rural development, which can have a big and far-reaching contribution in tackling child malnutrition.<text:span text:style-name="T8">Under this initiative taken on May 4, the cost of establishing and maintaining a nutrition garden on private or community land can be taken from MNREGA. All small and nominal farmer families, Anganwadi centers and Ashramshalas should get the benefit of this.</text:span></text:p>
      <text:p text:style-name="P1"/>
      <text:p text:style-name="P2">In this, along with MNREGA, CSR (Corporate Social Responsibility) and the Finance Commission funds to the panchayats should also be used. This decision will remove the economic hurdles in the way of mass proliferation of nutrition vessels. A<text:span text:style-name="T8">nother advantage of MGNREGA support is that the mother can get the amount of wages in the establishment and maintenance of nutrition vessels. The benefit of this would be that instead of spending on alcohol or tobacco, this amount would definitely serve the family's nutrition.</text:span>Women's self-help groups can also benefit from this initiative on a large scale. <text:span text:style-name="T10">If they are given the opportunity to set up nutrition gardens on government land available on a collective basis, then it can also become a source of income for them. Such groups </text:span><text:soft-page-break/><text:span text:style-name="T10">can also sell the surplus produce from nutrition vessels to the outside market. Not only this, such vessels can be very easily connected to small units of rooster and fisheries.</text:span></text:p>
      <text:p text:style-name="P2"/>
      <text:p text:style-name="P2">In a way, if we see, three birds can be hunted with one stone by investing in nutrition vessels <text:span text:style-name="T10">- this will give a boost to the local economy and employment, ensure food diversity in the environment of scarcity and for women in the villages </text:span>itself A source of income can be provided. It is therefore no surprise that the Odisha government has decided to provide financial assistance of Rs 500 crore to nearly five lakh families through MNREGA.Will other states of the country follow this? It is to be hoped that this initiative will be taken advantage of extensively in all panchayats of the country, so that child malnutrition and child death can be avoided. This will not at least excuse the lack of resources of the societ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4T14:18:00.733722892</meta:creation-date>
    <dc:date>2021-01-04T14:38:53.333094022</dc:date>
    <meta:editing-duration>PT10M28S</meta:editing-duration>
    <meta:editing-cycles>2</meta:editing-cycles>
    <meta:generator>LibreOffice/6.4.6.2$Linux_X86_64 LibreOffice_project/40$Build-2</meta:generator>
    <meta:document-statistic meta:table-count="0" meta:image-count="0" meta:object-count="0" meta:page-count="2" meta:paragraph-count="7" meta:word-count="837" meta:character-count="5015" meta:non-whitespace-character-count="4185"/>
  </office:meta>
</office:document-meta>
</file>